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 fo:margin-bottom="0in" fo:line-height="115%"/>
    </style:style>
    <style:style style:name="T6" style:parent-style-name="DefaultParagraphFont" style:family="text"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T7" style:parent-style-name="DefaultParagraphFont" style:family="text"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T8" style:parent-style-name="DefaultParagraphFont" style:family="text">
      <style:text-properties style:font-name="Calibri" style:font-name-asian="Times New Roman" style:font-name-complex="Times New Roman" fo:font-weight="bold" style:font-weight-asian="bold" style:text-position="super 63.6%" style:language-asian="en" style:country-asian="GB"/>
    </style:style>
    <style:style style:name="T9" style:parent-style-name="DefaultParagraphFont" style:family="text"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T10" style:parent-style-name="DefaultParagraphFont" style:family="text"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P11" style:parent-style-name="Normal" style:family="paragraph">
      <style:paragraph-properties fo:text-align="center" fo:margin-bottom="0in" fo:line-height="115%"/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P12" style:parent-style-name="Normal" style:family="paragraph">
      <style:paragraph-properties fo:text-align="center" fo:margin-bottom="0in" fo:line-height="115%"/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P13" style:parent-style-name="Normal" style:family="paragraph">
      <style:paragraph-properties fo:text-align="center" fo:margin-bottom="0in" fo:line-height="115%"/>
      <style:text-properties style:font-name="Calibri" style:font-name-asian="Times New Roman" style:font-name-complex="Arial" fo:font-weight="bold" style:font-weight-asian="bold" style:language-asian="en" style:country-asian="GB"/>
    </style:style>
    <style:style style:name="TableColumn15" style:family="table-column">
      <style:table-column-properties style:column-width="3.15in"/>
    </style:style>
    <style:style style:name="TableColumn16" style:family="table-column">
      <style:table-column-properties style:column-width="3.15in"/>
    </style:style>
    <style:style style:name="Table14" style:family="table">
      <style:table-properties style:width="6.3in" fo:margin-left="-0.0034in" table:align="left"/>
    </style:style>
    <style:style style:name="TableRow17" style:family="table-row">
      <style:table-row-properties style:row-height="0.3381in"/>
    </style:style>
    <style:style style:name="TableCell18" style:family="table-cell">
      <style:table-cell-properties fo:border="0.0069in solid #000000" fo:background-color="#0F243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 style:text-underline-type="single" style:text-underline-style="solid" style:text-underline-width="auto" style:text-underline-mode="continuous" style:language-asian="en" style:country-asian="GB"/>
    </style:style>
    <style:style style:name="TableCell20" style:family="table-cell">
      <style:table-cell-properties fo:border="0.0069in solid #000000" fo:background-color="#0F243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 style:text-underline-type="single" style:text-underline-style="solid" style:text-underline-width="auto" style:text-underline-mode="continuous" style:language-asian="en" style:country-asian="GB"/>
    </style:style>
    <style:style style:name="TableRow22" style:family="table-row">
      <style:table-row-properties style:row-height="0.412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2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28" style:family="table-row">
      <style:table-row-properties style:row-height="0.4041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35" style:family="table-row">
      <style:table-row-properties style:row-height="0.3826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42" style:family="table-row">
      <style:table-row-properties style:row-height="0.3902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50" style:family="table-row">
      <style:table-row-properties style:row-height="0.3861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TableRow56" style:family="table-row">
      <style:table-row-properties style:row-height="0.3923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60" style:family="table-cell">
      <style:table-cell-properties fo:border="0.0069in solid #000000" fo:background-color="#0F243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Calibri" style:font-name-asian="Times New Roman" style:font-name-complex="Times New Roman" fo:font-weight="bold" style:font-weight-asian="bold" style:text-underline-type="single" style:text-underline-style="solid" style:text-underline-width="auto" style:text-underline-mode="continuous" style:language-asian="en" style:country-asian="GB"/>
    </style:style>
    <style:style style:name="TableRow63" style:family="table-row">
      <style:table-row-properties style:row-height="0.38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6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70" style:family="table-row">
      <style:table-row-properties style:row-height="0.38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77" style:family="table-row">
      <style:table-row-properties style:row-height="0.3979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84" style:family="table-row">
      <style:table-row-properties style:row-height="0.3784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9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Row91" style:family="table-row">
      <style:table-row-properties style:row-height="0.402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9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GB"/>
    </style:style>
    <style:style style:name="P99" style:parent-style-name="Normal" style:family="paragraph">
      <style:paragraph-properties fo:margin-bottom="0.1388in" fo:line-height="115%"/>
      <style:text-properties style:font-name="Calibri" style:font-name-asian="Times New Roman" style:font-name-complex="Times New Roman" fo:font-weight="bold" style:font-weight-asian="bold" style:language-asian="en" style:country-asian="GB"/>
    </style:style>
    <style:style style:name="P10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text-align="justify"/>
    </style:style>
    <style:style style:name="T102" style:parent-style-name="DefaultParagraphFont" style:family="text">
      <style:text-properties style:text-position="super 63.6%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5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T110" style:parent-style-name="DefaultParagraphFont" style:family="text">
      <style:text-properties fo:font-style="italic" style:font-style-asian="italic"/>
    </style:style>
    <style:style style:name="T111" style:parent-style-name="DefaultParagraphFont" style:family="text">
      <style:text-properties fo:font-style="italic" style:font-style-asian="italic"/>
    </style:style>
    <style:style style:name="T112" style:parent-style-name="DefaultParagraphFont" style:family="text">
      <style:text-properties fo:font-style="italic" style:font-style-asian="italic"/>
    </style:style>
    <style:style style:name="T113" style:parent-style-name="DefaultParagraphFont" style:family="text">
      <style:text-properties fo:font-style="italic" style:font-style-asian="italic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text-align="justify"/>
    </style:style>
    <style:style style:name="T12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3" style:parent-style-name="Normal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P125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text-align="justify"/>
    </style:style>
    <style:style style:name="P127" style:parent-style-name="Normal" style:family="paragraph">
      <style:paragraph-properties fo:text-align="justify"/>
    </style:style>
    <style:style style:name="P128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9" style:parent-style-name="Normal" style:family="paragraph">
      <style:paragraph-properties fo:text-align="justify"/>
    </style:style>
  </office:automatic-styles>
  <office:body>
    <office:text text:use-soft-page-breaks="true">
      <text:p text:style-name="P1"/>
      <text:p text:style-name="Normal"/>
      <text:p text:style-name="P5"><text:span text:style-name="T6">3</text:span><text:span text:style-name="T7">4</text:span><text:span text:style-name="T8">th</text:span><text:span text:style-name="T9"><text:s/></text:span><text:span text:style-name="T10">meeting</text:span></text:p>
      <text:p text:style-name="P11">15<text:s/>April<text:s/>2015, 10:00 – 13:00</text:p>
      <text:p text:style-name="P12">Venue:<text:s/>Room<text:s/>G14,<text:s/>1 Horse Guards Road, London, SW1A 2HQ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ODUG Attendees</text:p>
          </table:table-cell>
          <table:table-cell table:style-name="TableCell20">
            <text:p text:style-name="P21">Officials</text:p>
          </table:table-cell>
        </table:table-row>
        <table:table-row table:style-name="TableRow22">
          <table:table-cell table:style-name="TableCell23">
            <text:p text:style-name="P24">Heather Savory (Chair)</text:p>
          </table:table-cell>
          <table:table-cell table:style-name="TableCell25">
            <text:p text:style-name="P26">Kam Marshall (KM)</text:p>
            <text:p text:style-name="P27">ODUG Secretariat / Transparency Team</text:p>
          </table:table-cell>
        </table:table-row>
        <table:table-row table:style-name="TableRow28">
          <table:table-cell table:style-name="TableCell29">
            <text:p text:style-name="P30">Bob Barr (BB)</text:p>
            <text:p text:style-name="P31">Manchester Geomatics, University of Liverpool</text:p>
          </table:table-cell>
          <table:table-cell table:style-name="TableCell32">
            <text:p text:style-name="P33">Oliver Buckley (OB)</text:p>
            <text:p text:style-name="P34">Transparency Team</text:p>
          </table:table-cell>
        </table:table-row>
        <table:table-row table:style-name="TableRow35">
          <table:table-cell table:style-name="TableCell36">
            <text:p text:style-name="P37">Charlie Boundy (CB)<text:s/></text:p>
            <text:p text:style-name="P38">BAE Systems Applied Intelligence</text:p>
          </table:table-cell>
          <table:table-cell table:style-name="TableCell39">
            <text:p text:style-name="P40">Liam Murphy (LM)</text:p>
            <text:p text:style-name="P41">Transparency Team</text:p>
          </table:table-cell>
        </table:table-row>
        <table:table-row table:style-name="TableRow42">
          <table:table-cell table:style-name="TableCell43">
            <text:p text:style-name="P44">Simon Briscoe (SB)<text:s/></text:p>
            <text:p text:style-name="P45">Acting<text:s/>ODUG Chair</text:p>
            <text:p text:style-name="P46"/>
          </table:table-cell>
          <table:table-cell table:style-name="TableCell47">
            <text:p text:style-name="P48">James Cattell (JC)</text:p>
            <text:p text:style-name="P49">Transparency Team</text:p>
          </table:table-cell>
        </table:table-row>
        <table:table-row table:style-name="TableRow50">
          <table:table-cell table:style-name="TableCell51">
            <text:p text:style-name="P52">Stuart Chalmers (SC)<text:s/></text:p>
            <text:p text:style-name="P53">Building Research Establishment <text:s/>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Nick Halliday (NH)</text:p>
            <text:p text:style-name="P59">National Audit Office</text:p>
          </table:table-cell>
          <table:table-cell table:style-name="TableCell60">
            <text:p text:style-name="P61"><text:span text:style-name="T62">Apologies<text:s/></text:span></text:p>
          </table:table-cell>
        </table:table-row>
        <table:table-row table:style-name="TableRow63">
          <table:table-cell table:style-name="TableCell64">
            <text:p text:style-name="P65">Paul Hodgson (PH)</text:p>
            <text:p text:style-name="P66">Greater London Authority</text:p>
          </table:table-cell>
          <table:table-cell table:style-name="TableCell67">
            <text:p text:style-name="P68">Hendrik Grothuis (HG)</text:p>
            <text:p text:style-name="P69">Cambridge County Council</text:p>
          </table:table-cell>
        </table:table-row>
        <table:table-row table:style-name="TableRow70">
          <table:table-cell table:style-name="TableCell71">
            <text:p text:style-name="P72">Giuseppe Sollazzo (GS)</text:p>
            <text:p text:style-name="P73">St George’s University of London</text:p>
          </table:table-cell>
          <table:table-cell table:style-name="TableCell74">
            <text:p text:style-name="P75">Jeni Tennison (JTe)<text:s/></text:p>
            <text:p text:style-name="P76">Open Data Institute (ODI)</text:p>
          </table:table-cell>
        </table:table-row>
        <table:table-row table:style-name="TableRow77">
          <table:table-cell table:style-name="TableCell78">
            <text:p text:style-name="P79">Ian Makgill (IM)<text:s/></text:p>
            <text:p text:style-name="P80">Spendnetwork.com</text:p>
          </table:table-cell>
          <table:table-cell table:style-name="TableCell81">
            <text:p text:style-name="P82">Johanna Walker (JW)</text:p>
            <text:p text:style-name="P83">Web Science Institute, Southampton</text:p>
          </table:table-cell>
        </table:table-row>
        <table:table-row table:style-name="TableRow84">
          <table:table-cell table:style-name="TableCell85">
            <text:p text:style-name="P86">Paul Malyon (PM) <text:s/></text:p>
            <text:p text:style-name="P87">Tesco</text:p>
          </table:table-cell>
          <table:table-cell table:style-name="TableCell88">
            <text:p text:style-name="P89">David Kane (DK)</text:p>
            <text:p text:style-name="P90">NCVO</text:p>
          </table:table-cell>
        </table:table-row>
        <table:table-row table:style-name="TableRow91">
          <table:table-cell table:style-name="TableCell92">
            <text:p text:style-name="P93">Richard Leonard (RL)</text:p>
            <text:p text:style-name="P94">Experian</text:p>
          </table:table-cell>
          <table:table-cell table:style-name="TableCell95">
            <text:p text:style-name="P96">Jacqui Taylor (JT)</text:p>
            <text:p text:style-name="P97">Flying Binary</text:p>
            <text:p text:style-name="P98"/>
          </table:table-cell>
        </table:table-row>
      </table:table>
      <text:p text:style-name="P99"/>
      <text:p text:style-name="P100">Welcome</text:p>
      <text:p text:style-name="P101">The Chair welcomed the group to the 34<text:span text:style-name="T102">th</text:span><text:s/>ODUG meeting and apologies were noted. On behalf of the group, the Chair specifically sent best wishes to Jacqui Taylor<text:s/>who was undergoing an<text:s/>operation on her arm.</text:p>
      <text:p text:style-name="P103">The minutes<text:s/>to the previous meeting held on 15 March 2015<text:s/>were approved subject to some minor amendments<text:s/>made by the secretariat.<text:s/>The action log was reviewed and all outstanding actions were noted for completion by members, this was followed by an update from the Chair about her recent activities and a brief description of her<text:s/>responsibilities under her<text:s/>new role as Director General<text:s/>for Data Capability at the Office for<text:s/>National Statistics.<text:s/>The Chair<text:s/>formally congratulated<text:s/>Mike Bracken<text:s/>on his new post as<text:s/>Government<text:s/>Chief Data Officer. <text:s/></text:p>
      <text:p text:style-name="P104"/>
      <text:p text:style-name="P105"/>
      <text:soft-page-break/>
      <text:p text:style-name="P106">COTT Update</text:p>
      <text:p text:style-name="P107">LM informed the group that the data request process guidance had been sent to transparency<text:s/>practitioners. Feedback was received and the guidance had been iterated. For completion, the ODUG element of the data request process will be added to the guidance.<text:s/></text:p>
      <text:p text:style-name="P108">Following ODUG’s interest in Government<text:s/>Companies at a previous meeting, COTT provided details of the agreement of Ordnance Surveys’ transition into a Government Company<text:s/>for information.<text:s/></text:p>
      <text:p text:style-name="P109">LM provided an update on the type of issues emerging from the DGU publishers meeting, such as:<text:s/>a request to re-design the<text:s/><text:span text:style-name="T110">description field for data upload</text:span><text:s/>form, this would enable clarity on exactly what description was required;<text:s/>there was also a suggestion<text:s/>as to<text:s/>whether it may be possible to have some form of<text:s/><text:span text:style-name="T111">controlled vocabulary for</text:span><text:span text:style-name="T112"><text:s/>the</text:span><text:span text:style-name="T113"><text:s/>key subject area,</text:span><text:s/>this would<text:s/>enable a uniform description<text:s/>making the on-line Data Requests<text:s/>easier to find.</text:p>
      <text:p text:style-name="P114">OB referred to the recent appointment of the Chief Data Officer and explained that thinking is ongoing around the implications for existing teams and structures.</text:p>
      <text:p text:style-name="P115">The group were keen to know about the future of ODUG and what Cabinet Office had planned post-election, OB said that this would be discussed with Ministers after the election, but expected that close engagement with the open data user community would remain a priority.</text:p>
      <text:p text:style-name="P116">The<text:s/>group agreed<text:s/>that ODUG would draft a paper for the next Government on what they thought would be the three/four most important policy areas for open data.<text:s/></text:p>
      <text:p text:style-name="P117"><text:s/></text:p>
      <text:p text:style-name="P118">Review of ODUG website and legacy/archive</text:p>
      <text:p text:style-name="P119">SC reported that<text:s/>all past ODUG documents had been uploaded and<text:s/>the website had gone live and<text:s/>he<text:s/>would welcome any comments from the members.</text:p>
      <text:p text:style-name="P120"/>
      <text:p text:style-name="P121"><text:span text:style-name="T122">Blogs ready for publication</text:span></text:p>
      <text:p text:style-name="P123">The Chair encouraged any members of the groups who hadn’t yet written a blog to do so on a data topic of their choice.<text:s/></text:p>
      <text:p text:style-name="P124"/>
      <text:p text:style-name="P125">Benefit Cases for publication</text:p>
      <text:p text:style-name="P126">Group members agreed to go on the ODUG collaboration space and to review the new data requests and make a priority list of cases that could be escalated.<text:s/></text:p>
      <text:p text:style-name="P127"/>
      <text:p text:style-name="P128">Sector Board update<text:s/>/ AOB</text:p>
      <text:p text:style-name="P129">No Sector Board meetings had taken place<text:s/>since the last meeting. No other busine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Header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2.96764in" svg:height="0.58333in" style:rel-width="scale" style:rel-height="scale"><draw:image xlink:href="media/image1.png" xlink:type="simple" xlink:show="embed" xlink:actuate="onLoad"/><svg:title/><svg:desc>odugUK Logo.001.png</svg:desc></draw:frame>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m Marshall</meta:initial-creator>
    <dc:creator>Kamaljeet Marshall</dc:creator>
    <meta:creation-date>2015-05-28T15:01:00Z</meta:creation-date>
    <dc:date>2015-05-28T15:01:00Z</dc:date>
    <meta:print-date>2015-04-01T12:32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77" meta:character-count="3860" meta:row-count="27" meta:non-whitespace-character-count="3290"/>
  </office:meta>
</office:document-meta>
</file>